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217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B1"/>
    </style:style>
    <style:style style:name="ce6" style:family="table-cell" style:parent-style-name="Default">
      <style:map style:condition="cell-content()=&quot;x&quot;" style:apply-style-name="Untitled1" style:base-cell-address="Sheet1.B4"/>
    </style:style>
    <style:style style:name="ce7" style:family="table-cell" style:parent-style-name="Default" style:data-style-name="N100">
      <style:map style:condition="cell-content()=&quot;x&quot;" style:apply-style-name="Untitled1" style:base-cell-address="Sheet1.B1"/>
    </style:style>
    <style:style style:name="ce8" style:family="table-cell" style:parent-style-name="Default" style:data-style-name="N100">
      <style:map style:condition="cell-content()=&quot;x&quot;" style:apply-style-name="Untitled1" style:base-cell-address="Sheet1.B31"/>
    </style:style>
    <style:style style:name="ce9" style:family="table-cell" style:parent-style-name="Default" style:data-style-name="N100">
      <style:map style:condition="cell-content()=&quot;x&quot;" style:apply-style-name="Untitled1" style:base-cell-address="Sheet1.B31"/>
    </style:style>
    <style:style style:name="ce10" style:family="table-cell" style:parent-style-name="Default" style:data-style-name="N100">
      <style:map style:condition="cell-content()=&quot;x&quot;" style:apply-style-name="Untitled1" style:base-cell-address="Sheet1.B35"/>
    </style:style>
    <style:style style:name="ce11" style:family="table-cell" style:parent-style-name="Default" style:data-style-name="N100">
      <style:map style:condition="cell-content()=&quot;x&quot;" style:apply-style-name="Untitled1" style:base-cell-address="Sheet1.B35"/>
    </style:style>
    <style:style style:name="ce12" style:family="table-cell" style:parent-style-name="Default" style:data-style-name="N100">
      <style:map style:condition="cell-content()=&quot;x&quot;" style:apply-style-name="Untitled1" style:base-cell-address="Sheet1.B37"/>
    </style:style>
    <style:style style:name="ce13" style:family="table-cell" style:parent-style-name="Default" style:data-style-name="N100">
      <style:map style:condition="cell-content()=&quot;x&quot;" style:apply-style-name="Untitled1" style:base-cell-address="Sheet1.B36"/>
    </style:style>
    <style:style style:name="ce14" style:family="table-cell" style:parent-style-name="Default" style:data-style-name="N100">
      <style:map style:condition="cell-content()=&quot;x&quot;" style:apply-style-name="Untitled1" style:base-cell-address="Sheet1.B42"/>
    </style:style>
    <style:style style:name="ce15" style:family="table-cell" style:parent-style-name="Default" style:data-style-name="N100">
      <style:map style:condition="cell-content()=&quot;x&quot;" style:apply-style-name="Untitled1" style:base-cell-address="Sheet1.B45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ce7"/>
        <table:table-column table:style-name="co3" table:number-columns-repeated="1018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17"/>
          <table:table-cell table:style-name="ce18" office:value-type="string" calcext:value-type="string" table:number-columns-spanned="2" table:number-rows-spanned="1">
            <text:p>Tests</text:p>
          </table:table-cell>
          <table:covered-table-cell table:style-name="ce17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Basic aspects</text:p>
          </table:table-cell>
          <table:table-cell table:style-name="ce4" office:value-type="string" calcext:value-type="string">
            <text:p>Generator</text:p>
          </table:table-cell>
          <table:table-cell table:style-name="ce4" office:value-type="string" calcext:value-type="string">
            <text:p>Data flow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T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2" table:number-columns-repeated="1018"/>
        </table:table-row>
        <table:table-row table:style-name="ro1">
          <table:table-cell office:value-type="string" calcext:value-type="string">
            <text:p>Controlling generation (to header or to cpp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amesp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s keywo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ance (single/multipl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able declaration (clas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able initialization (class)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eptions throw and try/catch/catch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declaration of implicit members (default constructors/destructors/assignment move constructor/assignme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loade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c member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ers to classes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/operator n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itializer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members (data/function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e 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ssing class members a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namesp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 templa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safe c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namic_cast/reinterpret_cast/static_cast/const_c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ness of class types (and const member functions)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of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constru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or overload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preprocessor definitions (define/ifdef)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uto/decltype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typeid (type of expression)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ange based for loop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llow implicit conversions of classes (via single-argument constructors, assignment operator, typecast operator = ) or forbid it</text:p>
          </table:table-cell>
          <table:table-cell table:style-name="ce1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xplicit type casting operator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namespace aliasing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nline member functions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unction parameter default values</text:p>
          </table:table-cell>
          <table:table-cell table:style-name="ce1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protoypes of classes</text:p>
          </table:table-cell>
          <table:table-cell table:style-name="ce1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unction templates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on-type template arguments (multiply an argument without even knowing if you can multiply it)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ame visibility (scopes)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rray initializer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rray element access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delete/delete[]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operator delete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ember function with template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ember function using class template as a parameter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overloading constructors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const member functions (can only call const operations on const type)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virtual destructors, not pure!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copy constructor and assignment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ve consructor and assignment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mplicit members (delete/default keywords)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riend functions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friend classes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xplicit calling function of supertype (with muliple inheritance), also check if this is needed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heck: don't inherit assignment operators, destructor, constructors, friends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typecast operator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uniform initialization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lass template specialization (template&lt;&gt; class myclass&lt;int&gt;)</text:p>
          </table:table-cell>
          <table:table-cell table:style-name="ce16" table:number-columns-repeated="5"/>
          <table:table-cell table:number-columns-repeated="1018"/>
        </table:table-row>
        <table:table-row table:style-name="ro1" table:number-rows-repeated="28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92:Sheet1.F1048576 Sheet1.B5:Sheet1.F30 Sheet1.B1:Sheet1.F3">
            <calcext:condition calcext:apply-style-name="Untitled1" calcext:value="=&quot;x&quot;" calcext:base-cell-address="Sheet1.B1"/>
          </calcext:conditional-format>
          <calcext:conditional-format calcext:target-range-address="Sheet1.B31:Sheet1.F35">
            <calcext:condition calcext:apply-style-name="Untitled1" calcext:value="=&quot;x&quot;" calcext:base-cell-address="Sheet1.B31"/>
          </calcext:conditional-format>
          <calcext:conditional-format calcext:target-range-address="Sheet1.B31:Sheet1.F34">
            <calcext:condition calcext:apply-style-name="Untitled1" calcext:value="=&quot;x&quot;" calcext:base-cell-address="Sheet1.B31"/>
          </calcext:conditional-format>
          <calcext:conditional-format calcext:target-range-address="Sheet1.B35:Sheet1.F37">
            <calcext:condition calcext:apply-style-name="Untitled1" calcext:value="=&quot;x&quot;" calcext:base-cell-address="Sheet1.B35"/>
          </calcext:conditional-format>
          <calcext:conditional-format calcext:target-range-address="Sheet1.B37:Sheet1.F39">
            <calcext:condition calcext:apply-style-name="Untitled1" calcext:value="=&quot;x&quot;" calcext:base-cell-address="Sheet1.B37"/>
          </calcext:conditional-format>
          <calcext:conditional-format calcext:target-range-address="Sheet1.B45:Sheet1.F48">
            <calcext:condition calcext:apply-style-name="Untitled1" calcext:value="=&quot;x&quot;" calcext:base-cell-address="Sheet1.B45"/>
          </calcext:conditional-format>
          <calcext:conditional-format calcext:target-range-address="Sheet1.B42:Sheet1.F44">
            <calcext:condition calcext:apply-style-name="Untitled1" calcext:value="=&quot;x&quot;" calcext:base-cell-address="Sheet1.B42"/>
          </calcext:conditional-format>
          <calcext:conditional-format calcext:target-range-address="Sheet1.B36:Sheet1.F41">
            <calcext:condition calcext:apply-style-name="Untitled1" calcext:value="=&quot;x&quot;" calcext:base-cell-address="Sheet1.B36"/>
          </calcext:conditional-format>
          <calcext:conditional-format calcext:target-range-address="Sheet1.B35:Sheet1.F35">
            <calcext:condition calcext:apply-style-name="Untitled1" calcext:value="=&quot;x&quot;" calcext:base-cell-address="Sheet1.B35"/>
          </calcext:conditional-format>
          <calcext:conditional-format calcext:target-range-address="Sheet1.B31:Sheet1.F34">
            <calcext:condition calcext:apply-style-name="Untitled1" calcext:value="=&quot;x&quot;" calcext:base-cell-address="Sheet1.B31"/>
          </calcext:conditional-format>
          <calcext:conditional-format calcext:target-range-address="Sheet1.B37:Sheet1.F37">
            <calcext:condition calcext:apply-style-name="Untitled1" calcext:value="=&quot;x&quot;" calcext:base-cell-address="Sheet1.B37"/>
          </calcext:conditional-format>
          <calcext:conditional-format calcext:target-range-address="Sheet1.B36:Sheet1.F36">
            <calcext:condition calcext:apply-style-name="Untitled1" calcext:value="=&quot;x&quot;" calcext:base-cell-address="Sheet1.B36"/>
          </calcext:conditional-format>
          <calcext:conditional-format calcext:target-range-address="Sheet1.B4:Sheet1.F4">
            <calcext:condition calcext:apply-style-name="Untitled1" calcext:value="=&quot;x&quot;" calcext:base-cell-address="Sheet1.B4"/>
          </calcext:conditional-format>
        </calcext:conditional-formats>
      </table:table>
      <table:named-expressions/>
      <table:database-ranges>
        <table:database-range table:name="__Anonymous_Sheet_DB__0" table:target-range-address="Sheet1.A39:Sheet1.A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11:20:30.321826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05-24T11:21:22.417475746</dc:date>
    <meta:editing-duration>PT3H27M18S</meta:editing-duration>
    <meta:editing-cycles>9</meta:editing-cycles>
    <meta:generator>LibreOffice/4.2.3.3$Linux_x86 LibreOffice_project/420m0$Build-3</meta:generator>
    <meta:document-statistic meta:table-count="1" meta:cell-count="115" meta:object-count="0"/>
  </office:meta>
</office:document-meta>
</file>